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32cm" fo:min-width="6.042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634cm" fo:min-width="1.97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12cm" fo:min-width="3.3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96cm" fo:min-width="4.62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co1" style:family="table-column">
      <style:table-column-properties style:column-width="11.862cm" style:use-optimal-column-width="false"/>
    </style:style>
    <style:style style:name="co2" style:family="table-column">
      <style:table-column-properties style:column-width="6.242cm" style:use-optimal-column-width="false"/>
    </style:style>
    <style:style style:name="co3" style:family="table-column">
      <style:table-column-properties style:column-width="4.072cm" style:use-optimal-column-width="false"/>
    </style:style>
    <style:style style:name="co4" style:family="table-column">
      <style:table-column-properties style:column-width="3.822cm" style:use-optimal-column-width="false"/>
    </style:style>
    <style:style style:name="co5" style:family="table-column">
      <style:table-column-properties style:column-width="4.651cm" style:use-optimal-column-width="false"/>
    </style:style>
    <style:style style:name="ro1" style:family="table-row">
      <style:table-row-properties style:row-height="1.359cm" style:use-optimal-row-height="false"/>
    </style:style>
    <style:style style:name="ro2" style:family="table-row">
      <style:table-row-properties style:row-height="5.238cm" style:use-optimal-row-height="false"/>
    </style:style>
    <style:style style:name="ro3" style:family="table-row">
      <style:table-row-properties style:row-height="1.103cm" style:use-optimal-row-height="false"/>
    </style:style>
    <style:style style:name="ro4" style:family="table-row">
      <style:table-row-properties style:row-height="3.816cm" style:use-optimal-row-height="false"/>
    </style:style>
    <style:style style:name="ro5" style:family="table-row">
      <style:table-row-properties style:row-height="1.373cm" style:use-optimal-row-height="false"/>
    </style:style>
    <style:style style:name="ro6" style:family="table-row">
      <style:table-row-properties style:row-height="2cm" style:use-optimal-row-height="false"/>
    </style:style>
    <style:style style:name="ro7" style:family="table-row">
      <style:table-row-properties style:row-height="1.417cm" style:use-optimal-row-height="false"/>
    </style:style>
    <style:style style:name="ce1" style:family="table-cell">
      <loext:graphic-properties draw:textarea-vertical-align="middle"/>
      <style:paragraph-properties fo:text-align="start"/>
    </style:style>
    <style:style style:name="ce2" style:family="table-cell">
      <loext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xml:id="id2" draw:id="id2" draw:layer="layout" svg:width="11.861cm" svg:height="7.307cm" svg:x="7.936cm" svg:y="5.38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Personne</text:p>
              </table:table-cell>
            </table:table-row>
            <table:table-row table:style-name="ro2">
              <table:table-cell table:style-name="ce1">
                <text:p text:style-name="P2">Nom</text:p>
                <text:p text:style-name="P2">Prenom</text:p>
                <text:p text:style-name="P2">Avatar</text:p>
                <text:p text:style-name="P2">MotDePasse</text:p>
                <text:p text:style-name="P2">IdConnexion</text:p>
                <text:p text:style-name="P2">AdresseMail</text:p>
                <text:p text:style-name="P2">NumeroCarteUniv</text:p>
                <text:p text:style-name="P2">Statut [etu, prof, administration, visiteur]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3" draw:id="id3" draw:layer="layout" svg:width="6.241cm" svg:height="6.34cm" svg:x="22.284cm" svg:y="11.385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1">Application</text:p>
              </table:table-cell>
            </table:table-row>
            <table:table-row table:style-name="ro4">
              <table:table-cell table:style-name="ce2">
                <text:p>Nom</text:p>
                <text:p>Logo</text:p>
                <text:p>Version</text:p>
                <text:p>LangueDefaut</text:p>
                <text:p>DateCreation</text:p>
                <text:p>DateModification</text:p>
                <text:p>ConditionsUtilisation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5" draw:id="id5" draw:layer="layout" svg:width="4.071cm" svg:height="3.372cm" svg:x="1.814cm" svg:y="12.349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2">
                <text:p text:style-name="P1">Localisation</text:p>
              </table:table-cell>
            </table:table-row>
            <table:table-row table:style-name="ro6">
              <table:table-cell table:style-name="ce2">
                <text:p>Date</text:p>
                <text:p>NomLieu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7" draw:id="id7" draw:layer="layout" svg:width="3.821cm" svg:height="3.416cm" svg:x="24.798cm" svg:y="5.025cm">
          <table:table table:template-name="default" table:use-first-row-styles="true" table:use-banding-rows-styles="true">
            <table:table-column table:style-name="co4"/>
            <table:table-row table:style-name="ro7">
              <table:table-cell table:style-name="ce2">
                <text:p text:style-name="P1">Notification</text:p>
              </table:table-cell>
            </table:table-row>
            <table:table-row table:style-name="ro6">
              <table:table-cell table:style-name="ce2">
                <text:p>Date</text:p>
                <text:p>Description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" draw:text-style-name="P3" xml:id="id1" draw:id="id1" draw:layer="layout" svg:width="9.25cm" svg:height="4.5cm" svg:x="11cm" svg:y="15.25cm">
          <text:p text:style-name="P3">Utilise</text:p>
          <text:p text:style-name="P3">LangueUtilisee</text:p>
          <text:p text:style-name="P3">LocalisationActive</text:p>
          <text:p text:style-name="P3">ConditionsAcceptees</text:p>
          <text:p text:style-name="P3">ConnexionActi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5.625cm" svg:y1="15.25cm" svg:x2="13.866cm" svg:y2="12.691cm" draw:start-shape="id1" draw:start-glue-point="4" draw:end-shape="id2" draw:end-glue-point="2" svg:d="M15625 15250l-1759-2559" svg:viewBox="0 0 1760 2560">
          <text:p/>
        </draw:connector>
        <draw:connector draw:style-name="gr2" draw:text-style-name="P4" draw:layer="layout" draw:type="line" svg:x1="20.25cm" svg:y1="17.5cm" svg:x2="22.284cm" svg:y2="14.555cm" draw:start-shape="id1" draw:start-glue-point="10" draw:end-shape="id3" draw:end-glue-point="3" svg:d="M20250 17500l2034-2945" svg:viewBox="0 0 2035 2946">
          <text:p/>
        </draw:connector>
        <draw:custom-shape draw:style-name="gr3" draw:text-style-name="P3" xml:id="id6" draw:id="id6" draw:layer="layout" svg:width="3.5cm" svg:height="1.25cm" svg:x="21.5cm" svg:y="9.75cm">
          <text:p text:style-name="P3">Reçoi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5.5cm" svg:height="1.5cm" svg:x="2.5cm" svg:y="17cm">
          <text:p text:style-name="P3">EstLocalisé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3.866cm" svg:y1="12.691cm" svg:x2="8cm" svg:y2="17.75cm" draw:start-shape="id2" draw:start-glue-point="2" draw:end-shape="id4" draw:end-glue-point="10" svg:d="M13866 12691l-5866 5059" svg:viewBox="0 0 5867 5060">
          <text:p/>
        </draw:connector>
        <draw:connector draw:style-name="gr2" draw:text-style-name="P4" draw:layer="layout" draw:type="line" svg:x1="5.25cm" svg:y1="17cm" svg:x2="3.849cm" svg:y2="15.721cm" draw:start-shape="id4" draw:start-glue-point="4" draw:end-shape="id5" draw:end-glue-point="2" svg:d="M5250 17000l-1401-1279" svg:viewBox="0 0 1402 1280">
          <text:p/>
        </draw:connector>
        <draw:connector draw:style-name="gr2" draw:text-style-name="P4" draw:layer="layout" draw:type="line" svg:x1="19.797cm" svg:y1="9.037cm" svg:x2="21.5cm" svg:y2="10.375cm" draw:start-shape="id2" draw:start-glue-point="1" draw:end-shape="id6" draw:end-glue-point="6" svg:d="M19797 9037l1703 1338" svg:viewBox="0 0 1704 1339">
          <text:p/>
        </draw:connector>
        <draw:connector draw:style-name="gr2" draw:text-style-name="P4" draw:layer="layout" draw:type="line" svg:x1="24.488cm" svg:y1="9.933cm" svg:x2="26.708cm" svg:y2="8.441cm" draw:start-shape="id6" draw:start-glue-point="11" draw:end-shape="id7" draw:end-glue-point="2" svg:d="M24488 9933l2220-1492" svg:viewBox="0 0 2221 1493">
          <text:p/>
        </draw:connector>
        <draw:custom-shape draw:style-name="gr5" draw:text-style-name="P3" xml:id="id8" draw:id="id8" draw:layer="layout" svg:width="7.25cm" svg:height="2.75cm" svg:x="1.5cm" svg:y="1cm">
          <text:p text:style-name="P3">Recherche</text:p>
          <text:p text:style-name="P3">DateRecherch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3.866cm" svg:y1="5.384cm" svg:x2="8.75cm" svg:y2="2.375cm" draw:start-shape="id2" draw:start-glue-point="0" draw:end-shape="id8" draw:end-glue-point="10" svg:d="M13866 5384l-5116-3009" svg:viewBox="0 0 5117 3010">
          <text:p/>
        </draw:connector>
        <draw:connector draw:style-name="gr2" draw:text-style-name="P4" draw:layer="layout" draw:type="line" svg:x1="5.125cm" svg:y1="3.75cm" svg:x2="7.936cm" svg:y2="9.037cm" draw:start-shape="id8" draw:start-glue-point="8" draw:end-shape="id2" draw:end-glue-point="3" svg:d="M5125 3750l2811 5287" svg:viewBox="0 0 2812 5288">
          <text:p/>
        </draw:connector>
        <draw:frame draw:style-name="gr6" draw:text-style-name="P5" draw:layer="layout" svg:width="6.25cm" svg:height="1.25cm" draw:transform="rotate (-1.02346107336947) translate (4.555cm 4.099cm)">
          <draw:text-box>
            <text:p>PersonneCherchee</text:p>
          </draw:text-box>
        </draw:frame>
        <draw:frame draw:style-name="gr7" draw:text-style-name="P5" draw:layer="layout" svg:width="4.25cm" svg:height="0.962cm" draw:transform="rotate (-0.527962098728285) translate (10.412cm 1.913cm)">
          <draw:text-box>
            <text:p>idPersonne</text:p>
          </draw:text-box>
        </draw:frame>
        <draw:frame draw:style-name="standard" xml:id="id10" draw:id="id10" draw:layer="layout" svg:width="4.65cm" svg:height="3.416cm" svg:x="19.715cm" svg:y="1.121cm">
          <table:table table:template-name="default" table:use-first-row-styles="true" table:use-banding-rows-styles="true">
            <table:table-column table:style-name="co5"/>
            <table:table-row table:style-name="ro7">
              <table:table-cell table:style-name="ce2">
                <text:p text:style-name="P1">Administrateur</text:p>
              </table:table-cell>
            </table:table-row>
            <table:table-row table:style-name="ro6">
              <table:table-cell table:style-name="ce2">
                <text:p>MotDePasse</text:p>
                <text:p>IdConnexion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3" draw:text-style-name="P3" xml:id="id9" draw:id="id9" draw:layer="layout" svg:width="3.5cm" svg:height="1.25cm" svg:x="20.25cm" svg:y="6cm">
          <text:p text:style-name="P3">Es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9.797cm" svg:y1="9.037cm" svg:x2="22cm" svg:y2="7.25cm" draw:start-shape="id2" draw:start-glue-point="1" draw:end-shape="id9" draw:end-glue-point="8" svg:d="M19797 9037l2203-1787" svg:viewBox="0 0 2204 1788">
          <text:p/>
        </draw:connector>
        <draw:connector draw:style-name="gr2" draw:text-style-name="P4" draw:layer="layout" draw:type="line" svg:x1="22cm" svg:y1="6cm" svg:x2="22.04cm" svg:y2="4.537cm" draw:start-shape="id9" draw:start-glue-point="4" draw:end-shape="id10" draw:end-glue-point="2" svg:d="M22000 6000l40-1463" svg:viewBox="0 0 41 146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02T11:05:14.371000000</dc:date>
    <meta:editing-duration>PT34M16S</meta:editing-duration>
    <meta:editing-cycles>5</meta:editing-cycles>
    <meta:generator>LibreOffice/7.3.4.2$Windows_X86_64 LibreOffice_project/728fec16bd5f605073805c3c9e7c4212a0120dc5</meta:generator>
    <meta:document-statistic meta:object-count="22"/>
  </office:meta>
</office:document-meta>
</file>